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nvier 933,</text:p>
      <text:p text:style-name="Standard">Skingrad, Daënastre</text:p>
      <text:p text:style-name="Standard"/>
      <text:p text:style-name="Standard">Daënastre. Cette « nation » honnie des siens, dont les histoires terribles berçaient les enfants de Zagash dès leur plus jeune âge. Les tensions qui l'opposaient à My'trä étaient connues de tous, et un bon My'trän éprouvait au mieux de l'indifférence, au pire une haine féroce pour ses habitants. Eléonore, quant à elle, avait choisi une voie légèrement divergente à leur sujet. La blondinette rêvait en secret de les assouvir et se servir d'eux pour ajouter le pouvoir de leur technologie à ceux que la magie leur offrait déjà. Contrairement à ses compatriotes, elle avait été prise de passion pour ces objets étranges, ce qui entrait en contradiction totale et radicale avec sa foi en Dalai, l'Architecte de l'eau et lui avait valu une sympathique transformation en paria et un non-moins sympathique Régisseur à ses trousses alors qu'elle rentrait à Shüren. Quoi de plus naturel donc que de quitter ce pays qui ne voulait plus d'elle pour rejoindre le berceau de ces inventions qu'elle convoitait tant ?</text:p>
      <text:p text:style-name="Standard"/>
      <text:p text:style-name="Standard">Eléonore venait d'arriver en Daënastre quelques jours plus tôt seulement, mais déjà ce qu'elle y avait vu l'avait émerveillée. Il y avait là bien plus de choses -et des bien plus loufoques, que ce à quoi l'ex soldate avait été confrontée pendant son expédition sur les îles célestes et elle avait hâte de pouvoir examiner toutes ces engins incroyables. La Zagashienne trouverait également très certainement un ingénieur, inventeur ou simple bidouilleur à « interroger » pour en apprendre plus sur ces machines et pourquoi pas même en en dégotter une ou deux pour son propre compte. En tout cas si son corps le lui permettait. Car l'excitation et la joie de découvrir cette technologie avaient un coût lorsque l'on pratique la magie comme Eléonore le faisait. Depuis son arrivée son le continent oriental, celle-ci était assaillie de maux de tête allant jusqu'à la nausée, syndromes habituels d'un mage trop exposé à la mécanique Daënare. </text:p>
      <text:p text:style-name="Standard"/>
      <text:p text:style-name="Standard">Mais son agitation était bien plus forte que son malaise et la jeune Anomalie avait pris la décision de rester quand même un peu dans cette ville, qui à en payer le prix. Masochiste, vous dites ? Peut-être. En attendant, Eléonore avait prévu d'essayer d'oublier sa douleur -ou de la noyer- dans une auberge où elle avait pris une chambre pour passer la nuit. Elle ne savait pas encore ce qu'elle ferait pour la suite de son voyage et aviserait en tant voulu. Éreintée par le voyage et une exposition prolongée à la technologie, la jeune femme aux cheveux d'or ne voulait pas réfléchir à cela pour le moment et n'avait qu'une envie : se détendre.</text:p>
      <text:p text:style-name="Standard"/>
      <text:p text:style-name="Standard">Assise seule à une table ronde dans un quoi de l'auberge, Eléonore sirotait tranquillement sa deuxième pinte, un fin sourire aux bords des lèvres. Elle était en train d'imaginer les clients réduits en esclavage. Ces Daënares, ces êtres inférieurs, seraient probablement moins joviaux à ce moment là. De temps à autres, elle posait ses iris de jade sur l'un des lourdaux bruyants des tables voisines et le fixait avec insistance. A quelques tablées de là, un groupe jouait aux cartes avec enthousiasme, attirant son attention tandis qu'un frisson d'excitation parcourait son échine dorsale. Après une dernière gorgée de bière, elle se leva et se dirigea dans leur direction. </text:p>
      <text:p text:style-name="Standard"/>
      <text:p text:style-name="Standard">-Vous auriez une place pour une demois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21:05:32.15</meta:creation-date>
    <dc:date>2018-01-14T21:42:54.87</dc:date>
    <meta:editing-duration>PT37M5S</meta:editing-duration>
    <meta:editing-cycles>67</meta:editing-cycles>
    <meta:generator>OpenOffice/4.1.2$Win32 OpenOffice.org_project/412m3$Build-9782</meta:generator>
    <meta:document-statistic meta:table-count="0" meta:image-count="0" meta:object-count="0" meta:page-count="1" meta:paragraph-count="7" meta:word-count="557" meta:character-count="3337"/>
  </office:meta>
</office:document-meta>
</file>